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ce6" table:number-columns-repeated="9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ce12" office:value-type="string">
            <text:p>Date</text:p>
          </table:table-cell>
          <table:table-cell table:style-name="ce14" office:value-type="string">
            <text:p>Week</text:p>
          </table:table-cell>
          <table:table-cell table:style-name="ce12" office:value-type="string">
            <text:p>Day</text:p>
          </table:table-cell>
          <table:table-cell table:style-name="ce16" office:value-type="string">
            <text:p>Coursera</text:p>
          </table:table-cell>
          <table:table-cell table:style-name="ce16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15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15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3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3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3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3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3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Find, print, and make notes from 5 papers on CRFs/RNNs</text:p>
          </table:table-cell>
          <table:table-cell table:style-name="ce5"/>
          <table:table-cell/>
          <table:table-cell table:style-name="ce13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Northstar background research and note taking</text:p>
          </table:table-cell>
          <table:table-cell table:style-name="ce5"/>
          <table:table-cell/>
          <table:table-cell table:style-name="ce13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3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office:value-type="string">
            <text:p>Type up notes thus far</text:p>
          </table:table-cell>
          <table:table-cell table:style-name="Default"/>
          <table:table-cell/>
          <table:table-cell table:style-name="ce13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3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3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style-name="Default"/>
          <table:table-cell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13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13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5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13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13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15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5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3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3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3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5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3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3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3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5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15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mplement function to extract JA .mat files to .csv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display 3D pos plot run in real-time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mplement basic RNN model with .csv output file</text:p>
          </table:table-cell>
          <table:table-cell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README file of 'matfile_analysis'</text:p>
          </table:table-cell>
          <table:table-cell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dit RNN layout and suppress warnings on output</text:p>
          </table:table-cell>
          <table:table-cell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automatically delete the created output .csv files at end of command</text:p>
          </table:table-cell>
          <table:table-cell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liminate need for 'file name' when 'file type' given as 'dc'</text:p>
          </table:table-cell>
          <table:table-cell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>
            <text:p>Ensure different file types are written to different subdirectories of 'output_files' (e.g. for AD, JA, DC)</text:p>
          </table:table-cell>
          <table:table-cell table:style-name="Default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Default" office:value-type="string">
            <text:p>Add alternative to 'split files' in matfiles_analysis that specifies a preferred file length rather than num of splits</text:p>
          </table:table-cell>
          <table:table-cell table:style-name="Default" office:value-type="string">
            <text:p>18<text:span text:style-name="T1">th</text:span> May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2">
          <table:table-cell/>
          <table:table-cell table:style-name="ce1" office:value-type="string">
            <text:p>Week Plan: 20<text:span text:style-name="T1">th</text:span> May - 24<text:span text:style-name="T1">th</text:span> May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2">
          <table:table-cell table:style-name="ce3" office:value-type="string">
            <text:p>20<text:span text:style-name="T1">th</text:span> May</text:p>
          </table:table-cell>
          <table:table-cell table:style-name="ce3" office:value-type="string">
            <text:p>Modify 'matfiles_analysis' to work with both new file sources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3" office:value-type="string">
            <text:p>20<text:span text:style-name="T1">th</text:span> May</text:p>
          </table:table-cell>
          <table:table-cell table:style-name="ce3" office:value-type="string">
            <text:p>Comment both script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0<text:span text:style-name="T1">th</text:span> May</text:p>
          </table:table-cell>
          <table:table-cell table:style-name="ce3" office:value-type="string">
            <text:p>Data engin, c2, w1, m2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1<text:span text:style-name="T1">st</text:span> May</text:p>
          </table:table-cell>
          <table:table-cell table:style-name="ce3" office:value-type="string">
            <text:p>Add various feature reduction techniques to pipelin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1<text:span text:style-name="T1">st</text:span> May</text:p>
          </table:table-cell>
          <table:table-cell table:style-name="ce3" office:value-type="string">
            <text:p>Adapt RNN to predict north star scores as alternativ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1<text:span text:style-name="T1">st</text:span> May</text:p>
          </table:table-cell>
          <table:table-cell table:style-name="ce3" office:value-type="string">
            <text:p>Data engin, c2, w1, m3</text:p>
          </table:table-cell>
          <table:table-cell table:style-name="ce2"/>
          <table:table-cell table:number-columns-repeated="14"/>
        </table:table-row>
        <table:table-row table:style-name="ro1" table:number-rows-repeated="5">
          <table:table-cell table:style-name="ce3" table:number-columns-repeated="2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9" office:value-type="string">
            <text:p>Programming</text:p>
          </table:table-cell>
          <table:table-cell table:style-name="ce2"/>
          <table:table-cell table:number-columns-repeated="14"/>
        </table:table-row>
        <table:table-row table:style-name="ro1" table:number-rows-repeated="4">
          <table:table-cell table:style-name="ce3"/>
          <table:table-cell table:style-name="ce4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Implement basic CRF model with .csv output fil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Create 'basic_rnn_v2.py' that takes in stat features instead of raw joint angles</text:p>
          </table:table-cell>
          <table:table-cell table:style-name="ce2"/>
          <table:table-cell table:number-columns-repeated="14"/>
        </table:table-row>
        <table:table-row table:style-name="ro1" table:number-rows-repeated="4">
          <table:table-cell table:style-name="ce3" table:number-columns-repeated="2"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9" office:value-type="string">
            <text:p>Paper Review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Paper review + type: “Differential RNNs for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Spatio-Temporal LSTM with Trust Gates for 3D H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0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Paper review + type: “Deep Convolutional and LSTM Recurrent NNs for Multimodal Wearable 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0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0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equential Deep Learning for Human Action Recognition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Paper review: “Online Detection and Classification of Dynamic Hand Gestures with Recurrent 3D CNN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HAR and Pattern Discovery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0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An Analysis of Single-Layer Networks in Unsupervised Feature Learning'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imultaneous Feature Learning and Hash Coding with Deep Neural Networks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Paper review: “Discriminative Unsupervised Feature Learning with CNN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Write 2-3 preliminary pages of report on background research and tasks undertaken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Type up and organize notes from papers (separate sections for CRF/RNN/feature learn, etc)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URL link review: “Lecture 13: Variational Inference: Mean Field Approximation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3" office:value-type="string">
            <text:p>Read and take notes from 'Sequence Modeling: Recurrent and Recursive Nets'</text:p>
          </table:table-cell>
          <table:table-cell table:style-name="ce2"/>
          <table:table-cell table:number-columns-repeated="14"/>
        </table:table-row>
        <table:table-row table:style-name="ro1" table:number-rows-repeated="2">
          <table:table-cell table:style-name="ce4"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11" office:value-type="string">
            <text:p>Other Project Stuff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4" office:value-type="string">
            <text:p>Literature review (1<text:span text:style-name="T1">st</text:span> half): summary of CRFs, summary of RNNs, how they can be used together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4" office:value-type="string">
            <text:p>Literature review (2<text:span text:style-name="T1">nd</text:span> half): how CRFs/RNNs are adapted to HAR, some pros/cons of each model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4"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4" office:value-type="string">
            <text:p>Presentation (2<text:span text:style-name="T1">nd</text:span> half): Immediate next steps (over next 2 weeks), further project direction</text:p>
          </table:table-cell>
          <table:table-cell table:style-name="Default"/>
          <table:table-cell table:number-columns-repeated="14"/>
        </table:table-row>
        <table:table-row table:style-name="ro2" table:number-rows-repeated="2">
          <table:table-cell table:style-name="ce4" table:number-columns-repeated="2"/>
          <table:table-cell table:style-name="Default"/>
          <table:table-cell table:number-columns-repeated="14"/>
        </table:table-row>
        <table:table-row table:style-name="ro2">
          <table:table-cell table:style-name="ce4" table:number-columns-repeated="2"/>
          <table:table-cell table:style-name="Default"/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/05/2019</text:date>, <text:time>04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20T04:02:25.57</dc:date>
    <meta:editing-duration>PT19H38M31S</meta:editing-duration>
    <meta:editing-cycles>102</meta:editing-cycles>
    <meta:generator>OpenOffice/4.1.5$Win32 OpenOffice.org_project/415m1$Build-9789</meta:generator>
    <meta:document-statistic meta:table-count="3" meta:cell-count="436" meta:object-count="0"/>
  </office:meta>
</office:document-meta>
</file>